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master-pag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list-style-name="L1">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list-style-name="L2">
      <style:text-properties fo:font-size="11pt" style:font-size-asian="11pt" style:font-size-complex="11pt"/>
    </style:style>
    <style:style style:name="P12" style:family="paragraph" style:parent-style-name="Standard">
      <style:text-properties fo:font-size="11pt" fo:font-weight="normal" style:font-size-asian="11pt" style:font-weight-asian="normal" style:font-size-complex="11pt" style:font-weight-complex="normal"/>
    </style:style>
    <style:style style:name="P13" style:family="paragraph" style:parent-style-name="Standard" style:list-style-name="L3">
      <style:text-properties fo:font-size="11pt" fo:font-weight="normal" style:font-size-asian="11pt" style:font-weight-asian="normal" style:font-size-complex="11pt" style:font-weight-complex="normal"/>
    </style:style>
    <style:style style:name="P14" style:family="paragraph" style:parent-style-name="Standard" style:list-style-name="L3">
      <style:text-properties fo:font-size="11pt" fo:font-weight="normal" style:font-size-asian="11pt" style:font-weight-asian="normal" style:font-size-complex="11pt" style:font-weight-complex="normal"/>
    </style:style>
    <style:style style:name="P15" style:family="paragraph" style:parent-style-name="Standard" style:list-style-name="L3">
      <style:text-properties fo:font-size="11pt" fo:font-weight="normal" style:font-size-asian="11pt" style:font-weight-asian="normal" style:font-size-complex="11pt" style:font-weight-complex="normal"/>
    </style:style>
    <style:style style:name="P16"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ip Specification Language (CSL) and Compiler (CSLC)</text:p>
      <text:p text:style-name="P2"/>
      <text:p text:style-name="P2">Overview</text:p>
      <text:p text:style-name="P4">We will describe a high level language and a compiler that is used to specify and create computer chip designs. </text:p>
      <text:p text:style-name="P1"/>
      <text:p text:style-name="P3">CSL Interconnect Specification</text:p>
      <text:p text:style-name="P1">CSL facilitates the architecture, design, implementation, and documentation <text:s/>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I claim the CSL is <text:span text:style-name="T2">a high level language </text:span>used to capture a chip design's architecture, design implementation, and verification infrastructure details. Register transfer level language (RTL) describes computer designs at a logic level. CSL describes cross functional areas such as the chip's memory map, the 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ext:span text:style-name="T2">I claim the</text:span> CSL compiler, CSLC, parses CSL files, elaborates the model using auto gen tools to create the implementation model<text:span text:style-name="T2">, checks the CSL model for correctness, </text:span>and finally generates RTL, C++, and documentation.</text:p>
      <text:p text:style-name="P1"/>
      <text:p text:style-name="P1">One of the main features of CSL and cslc is the generation of the same information in multiple output languages. This reduces and/or eliminates the “book keeping” required to ensure that the different language files for a particular aspect of the design contain the same information. </text:p>
      <text:p text:style-name="P1"/>
      <text:p text:style-name="P1">A cross functional area is defined as a set of related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text:p>
      <text:p text:style-name="P1"/>
      <text:p text:style-name="P1"><text:span text:style-name="T2">I claim the</text:span> single CSL source for the specification can be checked by a compiler for specification correctness.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4">I claim that relationships between CSL cross functional areas can be checked for correctness.</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text:p>
      <text:p text:style-name="P1"/>
      <text:p text:style-name="P1">I claim only a specification language such as CSL can automatically generate <text:span text:style-name="T5">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4">Other high level and RTL languages do not generate decoders from enumerated types associated with hardware elements and connectivity objects (e.g. wires). </text:p>
      <text:p text:style-name="P4"/>
      <text:p text:style-name="P4">I claim CSL generates decoders from enumerated types associated with fields in hardware elements and connectivity objects (e.g. wires). </text:p>
      <text:p text:style-name="P4"/>
      <text:p text:style-name="P4"><text:span text:style-name="T3">I claim that t</text:span>he decoders are constructed correctly by the CSL compiler. </text:p>
      <text:p text:style-name="P4"/>
      <text:p text:style-name="P4"><text:span text:style-name="T3">I claim that constants in functional languages such as C++ </text:span>are generated correctly by the CSL compiler and can be used to construct software which aligns information (values) in the correct position associated with the field that is connected to the decoder. </text:p>
      <text:p text:style-name="P4"/>
      <text:p text:style-name="P4"/>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CSL can be used to construct a hierarchical tree of fields. Hierarchical fields are used in the design of instruction sets. Enumerated types can be associated with fields. Decoders can be automatically generated from fields and from fields associated with decoders.</text:p>
      <text:p text:style-name="P4"/>
      <text:p text:style-name="P4">Other languages do not generate decoders from fields. The decoders are constructed correctly.</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6">(e.g. a simulation model outside of the functional unit)</text:span><text:span text:style-name="T1">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2">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are automatically generated from a specification language such as CSL. </text:p>
      <text:p text:style-name="P1"/>
      <text:p text:style-name="P1">I claim that a high level specification language can be used specify constant values in functional areas and that those constants in those functional areas are related to other constants in other <text:span text:style-name="T2">high level specification language </text:span>functional areas and that the combination of the areas and constants <text:s text:c="2"/>in the high level specification <text:s/>can be compiled and the compiler can generate constants in different languages and in different files for use by different teams on a chip design project in order so that the teams have the same constant values represented in different languages.</text:p>
      <text:p text:style-name="P1"/>
      <text:p text:style-name="P1"/>
      <text:p text:style-name="P1">I claim that a <text:span text:style-name="T6">high level language description </text:span>of an instruction set <text:span text:style-name="T2">architecture in a tree or inheritance hierarchy or any other hierarchical data structure </text:span>can be compiled and the compiler can <text:span text:style-name="T2">automatically generate</text:span> RTL and alternate model <text:s/>languages which eliminates inconsistencies between the functional unit and alternate models. </text:p>
      <text:p text:style-name="P1"/>
      <text:p text:style-name="P1">I claim instruction formats and instructions can be built using hierarchies of fields. </text:p>
      <text:p text:style-name="P1"/>
      <text:p text:style-name="P1">I claim enumerated types are created to specify the opcodes and other sets of select values for fields in an instruction set. The enumerated types are associated with a field in an instruction format or instruction. Instruction formats may be inherited by other instruction formats or instructions. </text:p>
      <text:p text:style-name="P1"/>
      <text:p text:style-name="P1">I claim ISA's specified by a high level language description can be associated with register <text:span text:style-name="T2">specified by a high level language description </text:span>. </text:p>
      <text:p text:style-name="P1"/>
      <text:p text:style-name="P1">I claim decoders can be generated for fields and enums associated with registers <text:span text:style-name="T2">specified by a high level language description which have an associated ISA's specified by a high level language description</text:span>. </text:p>
      <text:p text:style-name="P1"/>
      <text:p text:style-name="P1">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p>
      <text:p text:style-name="P1"/>
      <text:p text:style-name="P1">ISA's contain two types of elements instruction formats and instructions which use the instruction formats. ISA elements are derived from a common base format which specifies the width of the ISA instruction formats and the name of the ISA. Sub ISA instruction formats can be inherited from parent ISA formats. ISA instructions inherit an ISA instruction format. Instruction formats and instructions contain ISA fields. An ISA field is a named bit range with a width. Fields are placed into instruction formats and fields in either absolute positions or relative to other fields or the left or right edge of the instruction. Since there is a hierarchical relationship between the ISA instructions formats and the ISA instructions and there is one root format a tree of ISA instructions formats and the ISA instructions may be constructed to represent the ISA. The ISA tree may then be analyzed to form instruction decoders. A hierarchical identifier is a set of names in scope holders separated by a period. An hid forms a hierarchical path to an element in the ISA. Hierarchical identifiers (hid) can be used to access any instruction format, instruction, field, or enum in the ISA. The hid is a reference to an object in the ISA. Operations such as decoder or signal generation can be performed using the hid information. ISA fields have a type. The type information is used to control the generation of hardware in the control and data paths. the type information can also be used to check the usage of the hid's in the designer's custom code. For example, the type information may indicate that the field is a selector which means it may be used as a mux select. Or the field may be a branch address so it must be used as an input to a branch address mux, or the field is an opcode so it must be decoded and used to enable or select objects.</text:p>
      <text:p text:style-name="P1"/>
      <text:p text:style-name="P2">CSL Register Specifications</text:p>
      <text:p text:style-name="P1">I claim a high level language can be used to specify registers. </text:p>
      <text:p text:style-name="P1"/>
      <text:p text:style-name="P1"><text:span text:style-name="T2">I claim that t</text:span>he registers can be added to the high level language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1">I claim that a high level language register specification can be associated with other high level specifications such as but not limited to connections, memory map locations, decoders, enumerated types. <text:s text:c="2"/></text:p>
      <text:p text:style-name="P1"/>
      <text:p text:style-name="P1">I claim that a high level language register specification can be used as a building block to construct aggregate structures described in the hig level language.</text:p>
      <text:p text:style-name="P1"/>
      <text:p text:style-name="P2">CSL Decoder Specifications</text:p>
      <text:p text:style-name="P1">I claim 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2">Digital pipelines can be specified using CSL, checked for correctness by a compiler, and the compiler can then generate code in different languages for use by members of a hardware and software team. </text:span>The functional units contain logic which implements an algorithm or <text:s/>instruction set architecture as a digital pipeline. Pipelines contain pipe stages. The pipe stages in a pipeline share signals such as clock, reset, stalls, v<text:span text:style-name="T1">alid, data, and control signals</text:span>. Moreover, there are signals common to the connection between each pipe stage such as data, valid, and control.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1">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1">I claim digital pipelines can be specified using CSL, checked for correctness by a compiler, and the compiler can then generate code in different languages for use by members of a hardware and software team. </text:p>
      <text:p text:style-name="P1"/>
      <text:p text:style-name="P1">I claim digital pipelines can be specified using a high level language can <text:s/>specify that <text:s/>stall signals be correctly connected to all state elements automatically.</text:p>
      <text:p text:style-name="P1"/>
      <text:p text:style-name="P1">I claim that the stall signal digital pipeline specification using a high level language can be checked for register leaks and duplicate data in the pipeline.</text:p>
      <text:p text:style-name="P1"/>
      <text:p text:style-name="P1">I claim that the valid bit signal digital pipeline specification using a high level language can be checked for correct qualification in branch and merge points and when the pipeline is connected to stall signal(s).</text:p>
      <text:p text:style-name="P1"/>
      <text:p text:style-name="P1">I claim that the digital pipeline specification using a high level language can be used to create copies of the pipeline for use by not but not limited to the generation of parallel control, data, and valid pipelines.</text:p>
      <text:p text:style-name="P1"/>
      <text:p text:style-name="P1">I claim that signals which contain many fields or group of signals which are pipelined can be connected to each input and output of the pipe stages in the <text:s/>pipeline automatically and that the signals are automatically named.</text:p>
      <text:p text:style-name="P1"/>
      <text:p text:style-name="P1">I claim that hierarchical identifiers can be used to access parts of signals in pipelines which contain many fields at any point in the pipeline. </text:p>
      <text:p text:style-name="P1"/>
      <text:p text:style-name="P1">I claim that a high level specification language can be used to specify the prefixes and and suffixes for automatically generated pipe stage signals. One example of automatic suffix generation from a high level language specification is the creation of suffixes which have a pipe stage number for the automatically generated signals in each pipe stage.</text:p>
      <text:p text:style-name="P1"/>
      <text:p text:style-name="P1">I claim that the high level specification language pipeline specification can be checked for correctness and can be connected to other high level specification language elements such as but not limited to registers, register files, interconnect, and FIFO's.</text:p>
      <text:p text:style-name="P1"/>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ext:p>
      <text:p text:style-name="P1"/>
      <text:p text:style-name="P1">I claim the software which performs the following tasks is generated by the CSLC from a CSL specification <text:s/></text:p>
      <text:list text:style-name="L1">
        <text:list-item>
          <text:p text:style-name="P7">vectors and state data are captured in the alternate model and sent to a file or connected to the functional unit test bench via inter-process communications. </text:p>
        </text:list-item>
      </text:list>
      <text:list text:style-name="L2">
        <text:list-item>
          <text:p text:style-name="P8">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8">a set of signals to control reading the vector/state data memory are created </text:p>
        </text:list-item>
        <text:list-item>
          <text:p text:style-name="P8">a set of signals to connect the stimulus memory to the functional unit under test are inserted into the test bench. </text:p>
        </text:list-item>
        <text:list-item>
          <text:p text:style-name="P8">a set of signals to connect the expect memory to the output comparators are inserted into the test bench. </text:p>
        </text:list-item>
      </text:list>
      <text:p text:style-name="P1"/>
      <text:p text:style-name="P1">The <text:span text:style-name="T1">(</text:span><text:span text:style-name="T6">automatic</text:span><text:span text:style-name="T1">)</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I claim CSL FIFO is used to specify FIFO's. CSL FIFO specifications are converted to RTL and alternate modeling langagues such as C/C++.</text:p>
      <text:p text:style-name="P1"/>
      <text:p text:style-name="P2">CSL Register File Specification</text:p>
      <text:p text:style-name="P1"><text:span text:style-name="T2">I claim </text:span>CSL Register File is used to specify <text:span text:style-name="T2">Register File </text:span>'s. CSL <text:span text:style-name="T2">Register File </text:span>specifications are converted to RTL and alternate modeling languages such as C/C++. The <text:span text:style-name="T2">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1"/>
      <text:p text:style-name="P2">CSLC generators</text:p>
      <text:p text:style-name="P1"><text:span text:style-name="T2">I claim CSLC contains generators which are used to convert concis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2">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Specification Checkers</text:p>
      <text:p text:style-name="P1"><text:span text:style-name="T6">i claim CSLC includes specification checkers which verify that the CSL specification are correct. It is not enough to check individual cross functional specifications since the </text:span><text:span text:style-name="T3">individual cross functional specifications affect each other</text:span><text:span text:style-name="T6">. Checks between the </text:span><text:span text:style-name="T3">individual cross functional specifications must be made.</text:span></text:p>
      <text:list text:style-name="L3">
        <text:list-item>
          <text:p text:style-name="P13">interconnect-checks for correct connections between modules based on type, direction, and width</text:p>
        </text:list-item>
        <text:list-item>
          <text:p text:style-name="P13">pipeline-checks for data leaks, stalls, and resource deadlocks</text:p>
        </text:list-item>
        <text:list-item>
          <text:p text:style-name="P13">memory map-checks for duplicate addresses,...</text:p>
        </text:list-item>
      </text:list>
      <text:p text:style-name="P2"/>
      <text:p text:style-name="P2">CSL Cycle Based Functional Simulator specification</text:p>
      <text:p text:style-name="P4"><text:span text:style-name="T3">I claim that compiling a high level language specification and generating the skeleton for a C++ cycle based simulator in conjunction with a set of C++ cycle based library files and a set of user generated functional logic comprise a maintainable golden simulator that generates vectors and state data to be used in the verification of designs under test in automatically generated test benches. Furthermore, the C++ simulator can be used to verify diagnostic tests (write, read, compare) which then can be run using a test bench in a stand alone mode to verify the RTL design under test.</text:span></text:p>
      <text:p text:style-name="P4"><text:span text:style-name="T3"/></text:p>
      <text:p text:style-name="P4">I claim that the generated C++ simulation skeleton contains a method for including user generated code including but not limited to an include file mechanism where inline include statements include users defined code in the included files.</text:p>
      <text:p text:style-name="P4"/>
      <text:p text:style-name="P4">I claim that the generated C++ simulation skeleton contains an API which the user can “write to” to connect the user generated functions with the compiler generated functions and library functions.</text:p>
      <text:p text:style-name="P4"/>
      <text:p text:style-name="P4"><text:span text:style-name="T3">I claim that the generated C++ simulation skeleton i</text:span>nstantiate memories specified with the high level language and that there are generated methods for writing and reading the memories in a single transaction mode and a “side door” method for writing and reading parts of or the entire memory in a parallel mode.</text:p>
      <text:p text:style-name="P4"><text:span text:style-name="T3"/></text:p>
      <text:p text:style-name="P4">I claim that <text:span text:style-name="T3">high level language specification can describe vectors that are created by the C++ simulator and the compiler can generate the C++ vector writers to generate the </text:span>transaction level vectors which are then used to stimulate the design under test and also to compare against the design under test outputs.</text:p>
      <text:p text:style-name="P4"/>
      <text:p text:style-name="P4">I claim that the vector writers can generate either cycle accurate vectors or transaction <text:span text:style-name="T3">accurate vectors or pipes tage and transaction (models the latency through the pipeline but the actual logic is not in the exact same pipe stage in the C++ model as the RTL design under test) accurate level vectors </text:span></text:p>
      <text:p text:style-name="P4"/>
      <text:p text:style-name="P4">I claim that <text:span text:style-name="T3">high level language specification can describe vectors that are read by the C++ simulator and applied to chip or unit level interfaces in the C++ simulator and that the compiler can generate the C++ vector readers to generate the </text:span>transaction level vectors which are then used to stimulate the C++ simulator and also to compare against the C++ simulator chip and unit level outputs.</text:p>
      <text:p text:style-name="P4"/>
      <text:p text:style-name="P4">I claim that the vector readers can read either cycle accurate vectors or transaction <text:span text:style-name="T3">accurate vectors or pipe stage and transaction (models the latency through the pipeline but the actual logic is not in the exact same pipe stage in the C++ model as the RTL design under test) which are then used to stimulate the C++ simulator and also to compare against the C++ simulator chip and unit level outputs.</text:span></text:p>
      <text:p text:style-name="P4"/>
      <text:p text:style-name="P4">I claim that <text:span text:style-name="T3">high level language specification can describe state data in the the C++ simulator and the compiler can generate the C++ state data readers to load the state data with initial state and generate the test bench <text:s/>support code to load the RTL design under test memories.</text:span></text:p>
      <text:p text:style-name="P4"/>
      <text:p text:style-name="P4">I claim that <text:span text:style-name="T3">high level language specification can describe instruction memories and other storage units in the chip which contain executable instructions in the the C++ simulator and RTL design under test and the compiler can generate the C++ state data readers to load the state data with instructions in numerical format including but not limited to binary and generate the test bench <text:s/>support code to load the RTL design under test memories.</text:span></text:p>
      <text:p text:style-name="P4"/>
      <text:p text:style-name="P4"><text:span text:style-name="T3">I <text:s/>claim that the generated C++ code can be compiled by a standard C++ compiler to create an executable which which when executed will simulate the chip using c</text:span>ycle based simulation.</text:p>
      <text:p text:style-name="P4"/>
      <text:p text:style-name="P4"><text:span text:style-name="T3">I <text:s/>claim that the c</text:span>ycle based simulation will generate vectors which can be used to stimulate and test the RTL design under test.</text:p>
      <text:p text:style-name="P4"/>
      <text:p text:style-name="P4">I claim that the C++ cycle based simulator can use but is not limited to a single threaded mode of execution or a parallel multi <text:span text:style-name="T3">threaded mode of execution or a <text:s/>or a parallel processor mode of execution</text:span></text:p>
      <text:p text:style-name="P4"/>
      <text:p text:style-name="P4">I claim that the high level language interconnect, state data, and test bench specifications <text:span text:style-name="T3">can be compiled and the compiler can generate </text:span>the <text:span text:style-name="T3">C++ code <text:s/>for </text:span>vector and state data writers which use a remote method including but not limited to a socket or other remote procedure call to connect directly to the test bench containing the design under test between threads on in a system or <text:span text:style-name="T3">over a network or other communication mechanism</text:span></text:p>
      <text:p text:style-name="P4"/>
      <text:p text:style-name="P4">I claim that the high level language <text:span text:style-name="T3">interconnect specification for the </text:span>chip design <text:span text:style-name="T3">can be compiled and the compiler can </text:span>generate C++ code which uses a remote method including but not limited to a socket or other remote procedure call to connect one part of the simulator to another part of the C++ simulator<text:span text:style-name="T3"> between threads on in a system or </text:span><text:s/>over a network or other communication mechanism.</text:p>
      <text:p text:style-name="P4"><text:span text:style-name="T3"/></text:p>
      <text:p text:style-name="P2"><text:span text:style-name="T2">Memory map claims</text:span></text:p>
      <text:p text:style-name="P4"><text:span text:style-name="T3">I claim that memory map test generators can be built automatically to test the entire address range using write, read, and compare tests.</text:span></text:p>
      <text:p text:style-name="P4"><text:span text:style-name="T3"/></text:p>
      <text:p text:style-name="P4"><text:span text:style-name="T3">I claim that the same memory map test(s) can be loaded using a side door method into the C++ simulator or the design under test.</text:span></text:p>
      <text:p text:style-name="P4"><text:span text:style-name="T3"/></text:p>
      <text:p text:style-name="P4"><text:span text:style-name="T3">I further claim that the same memory map test(s) can be loaded using vectors written into interface of the C++ simulator or the design under test.</text:span></text:p>
      <text:p text:style-name="P4"><text:span text:style-name="T3"/></text:p>
      <text:p text:style-name="P2">CSL Verification specification</text:p>
      <text:p text:style-name="P4">Verification of functional units on chips and of chips requires the development of vector and state data (two dimensional vectors from two dimensional memory elements) from a golden reference. Both stimulus vectors and expected vectors/state data are required in order to test the <text:span text:style-name="T3">the design under test. The order of the signal values and the widths of the signals, the size of the memories need to be the same in the golden reference model (the functional simulator), the communication mechanism (file/socket), the mechanism in the test bench which applies the vectors to the DUT, loads the binary instruction files into the DUT instruction memories if present, and compares the outputs of the DUT with the expected vectors.</text:span></text:p>
      <text:p text:style-name="P1"/>
      <text:p text:style-name="P2">CSL Micro Engine Example</text:p>
      <text:p text:style-name="P4">We will now describe an example design using CSL. Note that this is just an example of how CSL can be used to design a chip.</text:p>
      <text:p text:style-name="P1"/>
      <text:p text:style-name="P4"><text:span text:style-name="T3">A network of application specific processors (micro engines) on a chip is a challenging design to implement. The application specific processors have general purpose instruction load/store/branch/logical/arithmetic instructions and additional specialized instructions that use an optimized data path to increase the effective computation power of the processor per compute cycle. <text:s/>A network of application specific processors combined with firmware can replace custom ASIC and VLSI pipelines. Applications which are not latency sensitive are ideal candidates for networks of application specific processors. Less engineering time and resources are required to build one application specific processor design, then instantiate it many times and write the associated firmware/microcode than it is to build a custom hardware pipeline. CSL can be used to implement the application specific processors pipeline, ISA, register file(s), interconnect, and memory map. The result is a skeleton of the design which is missing the functional unit logic. The generated skeleton includes the pipeline inference hardware, the connections between the pipelines, the instruction decoder, the extracted bit ranges from the pipelined instruction register, <text:s/></text:span>The designer then implements the functional unit logic. Functional unit logic include arithmetic, logical, load/store, and branch units. Software tools such as assemblers and compilers are automatically generated.</text:p>
      <text:p text:style-name="P1"/>
      <text:p text:style-name="P1"/>
      <text:p text:style-name="P1"/>
      <text:p text:style-name="P2">Design and figures to be added after CSL micro engine is completed.</text:p>
      <text:p text:style-name="P2"/>
      <text:p text:style-name="P2">CSL SOC Example</text:p>
      <text:p text:style-name="P2"/>
      <text:p text:style-name="P2">Design and figures to be added after CSL micro engine is comple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ethod for generating a network of application specific processors</text:p>
      <text:p text:style-name="P2">Claim</text:p>
      <text:p text:style-name="P2"/>
      <text:p text:style-name="P2"/>
      <text:p text:style-name="P2">User defines the application specific processor ISA, pipeline, memory</text:p>
      <text:p text:style-name="P2">map, network topology, and ISA using CSL which is then compiled into </text:p>
      <text:p text:style-name="P2">HDL/RTL simulation languages such as C++</text:p>
      <text:p text:style-name="P2">cslc checks the ISA specification for errors</text:p>
      <text:p text:style-name="P2">cslc checks the application specific processor pipeline for data and</text:p>
      <text:p text:style-name="P2">control hazards and register leaks and data duplication problems</text:p>
      <text:p text:style-name="P2">related to bad stall logic</text:p>
      <text:p text:style-name="P2">cslc generates decoders from fields</text:p>
      <text:p text:style-name="P2">cslc generates decoders from an enumerated type associated with field(s)</text:p>
      <text:p text:style-name="P2">cslc generates an assembler from the tree representing the ISA specification </text:p>
      <text:p text:style-name="P2">cslc generates assembly language documentation from the tree representing the ISA specification </text:p>
      <text:p text:style-name="P2"><text:span text:style-name="T4">cslc generates interconnect interface documentation on a module and </text:span>per instance basis</text:p>
      <text:p text:style-name="P2"><text:span text:style-name="T4">cslc generates memory map documentation </text:span><text:s/></text:p>
      <text:p text:style-name="P2"/>
      <text:p text:style-name="P2">ISA tied to the the custom interconnect</text:p>
      <text:p text:style-name="P2">ISA built from users specification</text:p>
      <text:p text:style-name="P2"/>
      <text:p text:style-name="P2">Generated <text:s/>C/C++ code can be simulated in conjunction with other</text:p>
      <text:p text:style-name="P2">C/C++ simulators by instantiating the functions. The generated </text:p>
      <text:p text:style-name="P2">code supports both transaction accurate and cycle accurate modeling</text:p>
      <text:p text:style-name="P2"/>
      <text:p text:style-name="P2">Prior art</text:p>
      <text:p text:style-name="P2">Tensilica/ARC patents on their extensible processors (the extend the functionality of their base processor desig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7-30T21:40:53</dc:date>
    <dc:language>en-US</dc:language>
    <meta:editing-cycles>67</meta:editing-cycles>
    <meta:editing-duration>PT16H8M44S</meta:editing-duration>
    <meta:user-defined meta:name="Info 1"/>
    <meta:user-defined meta:name="Info 2"/>
    <meta:user-defined meta:name="Info 3"/>
    <meta:user-defined meta:name="Info 4"/>
    <meta:document-statistic meta:table-count="0" meta:image-count="0" meta:object-count="0" meta:page-count="13" meta:paragraph-count="159" meta:word-count="5022" meta:character-count="31634"/>
  </office:meta>
</office:document-meta>
</file>